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18.09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7.95pt" fo:break-before="auto" style:use-optimal-row-height="true"/>
    </style:style>
    <style:style style:name="ro3" style:family="table-row">
      <style:table-row-properties style:row-height="39.71pt" fo:break-before="auto" style:use-optimal-row-height="true"/>
    </style:style>
    <style:style style:name="ro4" style:family="table-row">
      <style:table-row-properties style:row-height="52.44pt" fo:break-before="auto" style:use-optimal-row-height="true"/>
    </style:style>
    <style:style style:name="ro5" style:family="table-row">
      <style:table-row-properties style:row-height="65.2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4944 particle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SPH</text:p>
          </table:table-cell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P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H-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g FPS </text:p>
          </table:table-cell>
          <table:table-cell office:value-type="string" calcext:value-type="string">
            <text:p><text:s/>Avg Step Duration </text:p>
          </table:table-cell>
          <table:table-cell office:value-type="string" calcext:value-type="string">
            <text:p><text:s/>Time Steps </text:p>
          </table:table-cell>
          <table:table-cell office:value-type="string" calcext:value-type="string">
            <text:p><text:s/>Find neighbors </text:p>
          </table:table-cell>
          <table:table-cell office:value-type="string" calcext:value-type="string">
            <text:p><text:s/>Corrected Velocity </text:p>
          </table:table-cell>
          <table:table-cell office:value-type="string" calcext:value-type="string">
            <text:p><text:s/>Intermediate Velocity </text:p>
          </table:table-cell>
          <table:table-cell office:value-type="string" calcext:value-type="string">
            <text:p><text:s/>Density-Pressure </text:p>
          </table:table-cell>
          <table:table-cell office:value-type="string" calcext:value-type="string">
            <text:p><text:s/>Cell model </text:p>
          </table:table-cell>
          <table:table-cell office:value-type="string" calcext:value-type="string">
            <text:p><text:s/>Compute Force </text:p>
          </table:table-cell>
          <table:table-cell office:value-type="string" calcext:value-type="string">
            <text:p><text:s/>Update Properties </text:p>
          </table:table-cell>
          <table:table-cell office:value-type="string" calcext:value-type="string">
            <text:p><text:s/>K </text:p>
          </table:table-cell>
          <table:table-cell office:value-type="string" calcext:value-type="string">
            <text:p><text:s/>Alpha </text:p>
          </table:table-cell>
          <table:table-cell office:value-type="string" calcext:value-type="string">
            <text:p><text:s/>Beta </text:p>
          </table:table-cell>
          <table:table-cell office:value-type="string" calcext:value-type="string">
            <text:p><text:s/>Mu </text:p>
          </table:table-cell>
          <table:table-cell office:value-type="string" calcext:value-type="string">
            <text:p><text:s/>sigma </text:p>
          </table:table-cell>
          <table:table-cell office:value-type="string" calcext:value-type="string">
            <text:p><text:s/>Stim strength </text:p>
          </table:table-cell>
          <table:table-cell office:value-type="string" calcext:value-type="string">
            <text:p><text:s/>FH_VT </text:p>
          </table:table-cell>
          <table:table-cell office:value-type="string" calcext:value-type="string">
            <text:p><text:s/>FH_VP </text:p>
          </table:table-cell>
          <table:table-cell office:value-type="string" calcext:value-type="string">
            <text:p><text:s/>FH_VR </text:p>
          </table:table-cell>
          <table:table-cell office:value-type="string" calcext:value-type="string">
            <text:p><text:s/>C1 </text:p>
          </table:table-cell>
          <table:table-cell office:value-type="string" calcext:value-type="string">
            <text:p><text:s/>C2 </text:p>
          </table:table-cell>
          <table:table-cell office:value-type="string" calcext:value-type="string">
            <text:p><text:s/>C3 </text:p>
          </table:table-cell>
          <table:table-cell office:value-type="string" calcext:value-type="string">
            <text:p><text:s/>C4</text:p>
          </table:table-cell>
        </table:table-row>
        <table:table-row table:style-name="ro1">
          <table:table-cell office:value-type="float" office:value="25.0723" calcext:value-type="float">
            <text:p>25.0723</text:p>
          </table:table-cell>
          <table:table-cell office:value-type="float" office:value="0.0357604" calcext:value-type="float">
            <text:p>0.035760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12695" calcext:value-type="float">
            <text:p>0.000212695</text:p>
          </table:table-cell>
          <table:table-cell office:value-type="float" office:value="0.000191048" calcext:value-type="float">
            <text:p>0.000191048</text:p>
          </table:table-cell>
          <table:table-cell office:value-type="float" office:value="0.0088619" calcext:value-type="float">
            <text:p>0.0088619</text:p>
          </table:table-cell>
          <table:table-cell office:value-type="float" office:value="0.00685997" calcext:value-type="float">
            <text:p>0.00685997</text:p>
          </table:table-cell>
          <table:table-cell table:style-name="ce1" office:value-type="float" office:value="0.000041571" calcext:value-type="float">
            <text:p>4.16E-05</text:p>
          </table:table-cell>
          <table:table-cell office:value-type="float" office:value="0.0195031" calcext:value-type="float">
            <text:p>0.0195031</text:p>
          </table:table-cell>
          <table:table-cell table:style-name="ce1" office:value-type="float" office:value="0.0000893363" calcext:value-type="float">
            <text:p>8.9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7.4699" calcext:value-type="float">
            <text:p>27.4699</text:p>
          </table:table-cell>
          <table:table-cell office:value-type="float" office:value="0.0361442" calcext:value-type="float">
            <text:p>0.036144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99013" calcext:value-type="float">
            <text:p>0.000199013</text:p>
          </table:table-cell>
          <table:table-cell office:value-type="float" office:value="0.000189921" calcext:value-type="float">
            <text:p>0.000189921</text:p>
          </table:table-cell>
          <table:table-cell office:value-type="float" office:value="0.00903657" calcext:value-type="float">
            <text:p>0.00903657</text:p>
          </table:table-cell>
          <table:table-cell office:value-type="float" office:value="0.00693973" calcext:value-type="float">
            <text:p>0.00693973</text:p>
          </table:table-cell>
          <table:table-cell table:style-name="ce1" office:value-type="float" office:value="0.0000416201" calcext:value-type="float">
            <text:p>4.16E-05</text:p>
          </table:table-cell>
          <table:table-cell office:value-type="float" office:value="0.0196493" calcext:value-type="float">
            <text:p>0.0196493</text:p>
          </table:table-cell>
          <table:table-cell table:style-name="ce1" office:value-type="float" office:value="0.0000874174" calcext:value-type="float">
            <text:p>8.74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7.6229" calcext:value-type="float">
            <text:p>27.6229</text:p>
          </table:table-cell>
          <table:table-cell office:value-type="float" office:value="0.0359593" calcext:value-type="float">
            <text:p>0.035959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9059" calcext:value-type="float">
            <text:p>0.00019059</text:p>
          </table:table-cell>
          <table:table-cell office:value-type="float" office:value="0.000186807" calcext:value-type="float">
            <text:p>0.000186807</text:p>
          </table:table-cell>
          <table:table-cell office:value-type="float" office:value="0.00900679" calcext:value-type="float">
            <text:p>0.00900679</text:p>
          </table:table-cell>
          <table:table-cell office:value-type="float" office:value="0.00690812" calcext:value-type="float">
            <text:p>0.00690812</text:p>
          </table:table-cell>
          <table:table-cell table:style-name="ce1" office:value-type="float" office:value="0.0000405239" calcext:value-type="float">
            <text:p>4.05E-05</text:p>
          </table:table-cell>
          <table:table-cell office:value-type="float" office:value="0.0195394" calcext:value-type="float">
            <text:p>0.0195394</text:p>
          </table:table-cell>
          <table:table-cell table:style-name="ce1" office:value-type="float" office:value="0.0000864202" calcext:value-type="float">
            <text:p>8.64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5.8168" calcext:value-type="float">
            <text:p>25.8168</text:p>
          </table:table-cell>
          <table:table-cell office:value-type="float" office:value="0.0384669" calcext:value-type="float">
            <text:p>0.0384669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93844" calcext:value-type="float">
            <text:p>0.000193844</text:p>
          </table:table-cell>
          <table:table-cell office:value-type="float" office:value="0.000195397" calcext:value-type="float">
            <text:p>0.000195397</text:p>
          </table:table-cell>
          <table:table-cell office:value-type="float" office:value="0.00957517" calcext:value-type="float">
            <text:p>0.00957517</text:p>
          </table:table-cell>
          <table:table-cell office:value-type="float" office:value="0.00739628" calcext:value-type="float">
            <text:p>0.00739628</text:p>
          </table:table-cell>
          <table:table-cell table:style-name="ce1" office:value-type="float" office:value="0.0000431316" calcext:value-type="float">
            <text:p>4.31E-05</text:p>
          </table:table-cell>
          <table:table-cell office:value-type="float" office:value="0.0209699" calcext:value-type="float">
            <text:p>0.0209699</text:p>
          </table:table-cell>
          <table:table-cell table:style-name="ce1" office:value-type="float" office:value="0.0000924552" calcext:value-type="float">
            <text:p>9.2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3.1531" calcext:value-type="float">
            <text:p>23.1531</text:p>
          </table:table-cell>
          <table:table-cell office:value-type="float" office:value="0.0430035" calcext:value-type="float">
            <text:p>0.043003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25968" calcext:value-type="float">
            <text:p>0.000225968</text:p>
          </table:table-cell>
          <table:table-cell office:value-type="float" office:value="0.00022741" calcext:value-type="float">
            <text:p>0.00022741</text:p>
          </table:table-cell>
          <table:table-cell office:value-type="float" office:value="0.0106174" calcext:value-type="float">
            <text:p>0.0106174</text:p>
          </table:table-cell>
          <table:table-cell office:value-type="float" office:value="0.00825358" calcext:value-type="float">
            <text:p>0.00825358</text:p>
          </table:table-cell>
          <table:table-cell table:style-name="ce1" office:value-type="float" office:value="0.0000503443" calcext:value-type="float">
            <text:p>5.03E-05</text:p>
          </table:table-cell>
          <table:table-cell office:value-type="float" office:value="0.023522" calcext:value-type="float">
            <text:p>0.023522</text:p>
          </table:table-cell>
          <table:table-cell office:value-type="float" office:value="0.000105786" calcext:value-type="float">
            <text:p>0.00010578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2.4837" calcext:value-type="float">
            <text:p>22.4837</text:p>
          </table:table-cell>
          <table:table-cell office:value-type="float" office:value="0.0442056" calcext:value-type="float">
            <text:p>0.044205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34812" calcext:value-type="float">
            <text:p>0.000234812</text:p>
          </table:table-cell>
          <table:table-cell office:value-type="float" office:value="0.00022406" calcext:value-type="float">
            <text:p>0.00022406</text:p>
          </table:table-cell>
          <table:table-cell office:value-type="float" office:value="0.0108787" calcext:value-type="float">
            <text:p>0.0108787</text:p>
          </table:table-cell>
          <table:table-cell office:value-type="float" office:value="0.0084986" calcext:value-type="float">
            <text:p>0.0084986</text:p>
          </table:table-cell>
          <table:table-cell table:style-name="ce1" office:value-type="float" office:value="0.0000537841" calcext:value-type="float">
            <text:p>5.38E-05</text:p>
          </table:table-cell>
          <table:table-cell office:value-type="float" office:value="0.0242044" calcext:value-type="float">
            <text:p>0.0242044</text:p>
          </table:table-cell>
          <table:table-cell office:value-type="float" office:value="0.000110298" calcext:value-type="float">
            <text:p>0.00011029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1.5331" calcext:value-type="float">
            <text:p>21.5331</text:p>
          </table:table-cell>
          <table:table-cell office:value-type="float" office:value="0.0461581" calcext:value-type="float">
            <text:p>0.046158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35224" calcext:value-type="float">
            <text:p>0.000235224</text:p>
          </table:table-cell>
          <table:table-cell office:value-type="float" office:value="0.000252664" calcext:value-type="float">
            <text:p>0.000252664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0884874" calcext:value-type="float">
            <text:p>0.00884874</text:p>
          </table:table-cell>
          <table:table-cell table:style-name="ce1" office:value-type="float" office:value="0.0000537504" calcext:value-type="float">
            <text:p>5.38E-05</text:p>
          </table:table-cell>
          <table:table-cell office:value-type="float" office:value="0.0252898" calcext:value-type="float">
            <text:p>0.0252898</text:p>
          </table:table-cell>
          <table:table-cell office:value-type="float" office:value="0.000113405" calcext:value-type="float">
            <text:p>0.0001134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2.9004" calcext:value-type="float">
            <text:p>22.9004</text:p>
          </table:table-cell>
          <table:table-cell office:value-type="float" office:value="0.0436079" calcext:value-type="float">
            <text:p>0.0436079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30105" calcext:value-type="float">
            <text:p>0.000230105</text:p>
          </table:table-cell>
          <table:table-cell office:value-type="float" office:value="0.000225752" calcext:value-type="float">
            <text:p>0.000225752</text:p>
          </table:table-cell>
          <table:table-cell office:value-type="float" office:value="0.0107293" calcext:value-type="float">
            <text:p>0.0107293</text:p>
          </table:table-cell>
          <table:table-cell office:value-type="float" office:value="0.0083745" calcext:value-type="float">
            <text:p>0.0083745</text:p>
          </table:table-cell>
          <table:table-cell table:style-name="ce1" office:value-type="float" office:value="0.0000526159" calcext:value-type="float">
            <text:p>5.26E-05</text:p>
          </table:table-cell>
          <table:table-cell office:value-type="float" office:value="0.0238859" calcext:value-type="float">
            <text:p>0.0238859</text:p>
          </table:table-cell>
          <table:table-cell office:value-type="float" office:value="0.000108883" calcext:value-type="float">
            <text:p>0.000108883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1.8333" calcext:value-type="float">
            <text:p>21.8333</text:p>
          </table:table-cell>
          <table:table-cell office:value-type="float" office:value="0.0454921" calcext:value-type="float">
            <text:p>0.045492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37114" calcext:value-type="float">
            <text:p>0.000237114</text:p>
          </table:table-cell>
          <table:table-cell office:value-type="float" office:value="0.00022917" calcext:value-type="float">
            <text:p>0.00022917</text:p>
          </table:table-cell>
          <table:table-cell office:value-type="float" office:value="0.0111908" calcext:value-type="float">
            <text:p>0.0111908</text:p>
          </table:table-cell>
          <table:table-cell office:value-type="float" office:value="0.00874263" calcext:value-type="float">
            <text:p>0.00874263</text:p>
          </table:table-cell>
          <table:table-cell table:style-name="ce1" office:value-type="float" office:value="0.0000550913" calcext:value-type="float">
            <text:p>5.51E-05</text:p>
          </table:table-cell>
          <table:table-cell office:value-type="float" office:value="0.0249233" calcext:value-type="float">
            <text:p>0.0249233</text:p>
          </table:table-cell>
          <table:table-cell office:value-type="float" office:value="0.000112981" calcext:value-type="float">
            <text:p>0.00011298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1.9152" calcext:value-type="float">
            <text:p>21.9152</text:p>
          </table:table-cell>
          <table:table-cell office:value-type="float" office:value="0.045351" calcext:value-type="float">
            <text:p>0.04535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3673" calcext:value-type="float">
            <text:p>0.00023673</text:p>
          </table:table-cell>
          <table:table-cell office:value-type="float" office:value="0.000237489" calcext:value-type="float">
            <text:p>0.000237489</text:p>
          </table:table-cell>
          <table:table-cell office:value-type="float" office:value="0.0111875" calcext:value-type="float">
            <text:p>0.0111875</text:p>
          </table:table-cell>
          <table:table-cell office:value-type="float" office:value="0.00871515" calcext:value-type="float">
            <text:p>0.00871515</text:p>
          </table:table-cell>
          <table:table-cell table:style-name="ce1" office:value-type="float" office:value="0.0000542849" calcext:value-type="float">
            <text:p>5.43E-05</text:p>
          </table:table-cell>
          <table:table-cell office:value-type="float" office:value="0.0248065" calcext:value-type="float">
            <text:p>0.0248065</text:p>
          </table:table-cell>
          <table:table-cell office:value-type="float" office:value="0.000112381" calcext:value-type="float">
            <text:p>0.00011238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8">
          <table:table-cell table:number-columns-repeated="23"/>
        </table:table-row>
        <table:table-row table:style-name="ro1">
          <table:table-cell table:formula="of:=AVERAGE([.A4:.A13])" office:value-type="float" office:value="23.98007" calcext:value-type="float">
            <text:p>23.98007</text:p>
          </table:table-cell>
          <table:table-cell table:formula="of:=AVERAGE([.B4:.B13])" office:value-type="float" office:value="0.0414149" calcext:value-type="float">
            <text:p>0.0414149</text:p>
          </table:table-cell>
          <table:table-cell table:formula="of:=AVERAGE([.C4:.C13])" office:value-type="float" office:value="2000" calcext:value-type="float">
            <text:p>2000</text:p>
          </table:table-cell>
          <table:table-cell table:formula="of:=AVERAGE([.D4:.D13])" office:value-type="float" office:value="0.0002196095" calcext:value-type="float">
            <text:p>0.0002196095</text:p>
          </table:table-cell>
          <table:table-cell table:formula="of:=AVERAGE([.E4:.E13])" office:value-type="float" office:value="0.0002159718" calcext:value-type="float">
            <text:p>0.0002159718</text:p>
          </table:table-cell>
          <table:table-cell table:formula="of:=AVERAGE([.F4:.F13])" office:value-type="float" office:value="0.010244773" calcext:value-type="float">
            <text:p>0.010244773</text:p>
          </table:table-cell>
          <table:table-cell table:formula="of:=AVERAGE([.G4:.G13])" office:value-type="float" office:value="0.00795373" calcext:value-type="float">
            <text:p>0.00795373</text:p>
          </table:table-cell>
          <table:table-cell table:style-name="ce1" table:formula="of:=AVERAGE([.H4:.H13])" office:value-type="float" office:value="0.00004867175" calcext:value-type="float">
            <text:p>4.87E-05</text:p>
          </table:table-cell>
          <table:table-cell table:formula="of:=AVERAGE([.I4:.I13])" office:value-type="float" office:value="0.02262936" calcext:value-type="float">
            <text:p>0.02262936</text:p>
          </table:table-cell>
          <table:table-cell table:style-name="ce1" table:formula="of:=AVERAGE([.J4:.J13])" office:value-type="float" office:value="0.00010193631" calcext:value-type="float">
            <text:p>1.02E-04</text:p>
          </table:table-cell>
          <table:table-cell table:number-columns-repeated="13"/>
        </table:table-row>
      </table:table>
      <table:table table:name="Sheet2" table:style-name="ta1">
        <table:table-column table:style-name="co10" table:default-cell-style-name="ce3"/>
        <table:table-column table:style-name="co1" table:number-columns-repeated="1023" table:default-cell-style-name="ce3"/>
        <table:table-row table:style-name="ro2">
          <table:table-cell table:style-name="ce2" office:value-type="string" calcext:value-type="string">
            <text:p>Processor</text:p>
          </table:table-cell>
          <table:table-cell table:style-name="ce2" office:value-type="string" calcext:value-type="string">
            <text:p>8x Intel(R) Core(TM) i7-3612QM CPU @ 2.10GHz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8031MB (6018MB used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Linux 4.4.0-97-generic (x86_64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perating System</text:p>
          </table:table-cell>
          <table:table-cell table:style-name="ce2" office:value-type="string" calcext:value-type="string">
            <text:p>Ubuntu 16.04.3 LTS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VGA compatible controller</text:p>
          </table:table-cell>
          <table:table-cell table:style-name="ce2" office:value-type="string" calcext:value-type="string">
            <text:p>NVIDIA Corporation GF108M [GeForce GT 630M]</text:p>
          </table:table-cell>
          <table:table-cell table:number-columns-repeated="1022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33:12.970660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8:50:31.543371570</meta:creation-date>
    <meta:editing-duration>PT2H13M23S</meta:editing-duration>
    <meta:editing-cycles>3</meta:editing-cycles>
    <meta:generator>LibreOffice/5.1.6.2$Linux_X86_64 LibreOffice_project/10m0$Build-2</meta:generator>
    <dc:date>2017-11-01T16:22:01.443791012</dc:date>
    <meta:document-statistic meta:table-count="2" meta:cell-count="281" meta:object-count="0"/>
  </office:meta>
</office:document-meta>
</file>